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arrera del segle</text:p>
      <text:p text:style-name="Standard"/>
      <text:p text:style-name="Standard"/>
      <text:p text:style-name="Standard"/>
      <text:p text:style-name="Standard">El 9 de Juliol de 2010 es va celebrar una cursa de minimotos entre els alumnes de segon d'Enginyeria Tècnica Industrial, com a final de curs de les pràctiques de l'assignatura de Sistemes Mecànics.</text:p>
      <text:p text:style-name="Standard"/>
      <text:p text:style-name="Standard">En les pràctiques d'aquesta assignatura, els alumnes, agrupats en tres equips, han hagut dissenyat i construït tres minimotos o vehicles elèctrics que son els que competiren en la cursa de dia 9.</text:p>
      <text:p text:style-name="Standard"/>
      <text:p text:style-name="Standard">Per fer la cursa més igualada, els tres equips havien d'emprar el mateix tipus de motor, bateria i controlador electrònic, obtinguts del desmantellament de 3 MiniMotos elèctriques. Així mateix també s'admetia l'aprofitament d'altres components com ara frens o transmissions, però en cap cas es podia aprofitar el quadre ni la direcció del vehicle. Els resultat han estat tres dissenys espectaculars que podreu apreciar a les fotografies. </text:p>
      <text:p text:style-name="Standard"/>
      <text:p text:style-name="Standard">La cursa va consistir en dues proves, la primera consistent en una carrera en línia recta disputada al caminal de Cabrera del campus UIB i la segona en dues curses en un traçat amb curves situat al pàrquing de darrera l'Anselm Turmeda.</text:p>
      <text:p text:style-name="Standard"/>
      <text:p text:style-name="Standard">El guanyador de la cursa en línia recta, va ser l'equip 1 amb la moto pilotada per en Pau Puigros. La primera màniga de la cursa amb curves va ser guanyada per l'equip 2 amb en Daniel Vega com a pilot, en aquesta cursa a l'equip 1 li caigueren per terra (les bateries... o que vos pensaveu?) i no va poder acabar la cursa, encara que sí que varen ser a temps de recuperar el vehicle per guanyar la segona màniga. En aquesta segona màniga l'equip 3 va també va haver de fer una aturada tècnica quan anava segon per recol·locar la cadena <text:s/>de transmissió.</text:p>
      <text:p text:style-name="Standard"/>
      <text:p text:style-name="Standard">Aquells que volgueu veure més imatges de la cursa o el vídeo de la prova podeu accedir a l'enllaç al grup de facebook anomenat <text:s/>“<text:bookmark text:name="profile_name"/>Cursa Minimotos UIB”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íctor Martínez Moll</meta:initial-creator>
    <meta:creation-date>2010-09-03T13:01:13.62</meta:creation-date>
    <dc:date>2010-09-14T11:46:37.12</dc:date>
    <dc:creator>Víctor Martínez Moll</dc:creator>
    <meta:editing-duration>PT00H30M25S</meta:editing-duration>
    <meta:editing-cycles>4</meta:editing-cycles>
    <meta:generator>OpenOffice.org/3.0$Win32 OpenOffice.org_project/300m9$Build-9358</meta:generator>
    <meta:document-statistic meta:table-count="0" meta:image-count="0" meta:object-count="0" meta:page-count="1" meta:paragraph-count="7" meta:word-count="311" meta:character-count="1787"/>
    <meta:user-defined meta:name="Informació 1"/>
    <meta:user-defined meta:name="Informació 2"/>
    <meta:user-defined meta:name="Informació 3"/>
    <meta:user-defined meta:name="Informació 4"/>
  </office:meta>
</office:document-meta>
</file>